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ål med INF219 – Fadderukeappen</text:p>
      <text:p text:style-name="P4"/>
      <text:p text:style-name="P5">Marianne Grov og Johan Rusvik</text:p>
      <text:p text:style-name="P1"/>
      <text:list xml:id="list21391026" text:style-name="L1">
        <text:list-item>
          <text:p text:style-name="P2">Vi ønsker å lære oss å utvikle i Android SDK</text:p>
        </text:list-item>
        <text:list-item>
          <text:p text:style-name="P2">Vi ønsker å lære oss å utvikle i IOS SDK</text:p>
        </text:list-item>
        <text:list-item>
          <text:p text:style-name="P2">Vi ønsker å lære oss mer om nettverksprogrammering. Dette innebærer å utvikle protokoller for å sende og motta data på OS baserte mobiltelefoner, og på tvers av plattformene.</text:p>
        </text:list-item>
        <text:list-item>
          <text:p text:style-name="P2">Vi ønsker å bli flinkere til å bygge opp en kodebase fra starten.</text:p>
        </text:list-item>
        <text:list-item>
          <text:p text:style-name="P2">Vi ønsker å se nærmere på parprogrammering og å bruke det i praksis.</text:p>
        </text:list-item>
        <text:list-item>
          <text:p text:style-name="P2">Vi ønsker å bedre lære oss teknologier som git, maven m.m.</text:p>
        </text:list-item>
        <text:list-item>
          <text:p text:style-name="P2">Vi ønsker å lære oss å utvikle databaseskjemaer og databaseteknologier som passer til mobil applikasjoner.</text:p>
        </text:list-item>
        <text:list-item>
          <text:p text:style-name="P2">Vi ønsker å se nærmere på testdrevet utvikling og å bruke det i praksis.</text:p>
        </text:list-item>
        <text:list-item>
          <text:p text:style-name="P2">Vi ønsker å få erfaring med å kommunisere med eksterne parter for å innhente nødvendig informasjon til applikasjon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40S</meta:editing-duration>
    <meta:editing-cycles>8</meta:editing-cycles>
    <meta:generator>OpenOffice.org/3.3$Win32 OpenOffice.org_project/330m20$Build-9567</meta:generator>
    <dc:date>2012-12-29T01:27:10.94</dc:date>
    <meta:document-statistic meta:table-count="0" meta:image-count="0" meta:object-count="0" meta:page-count="1" meta:paragraph-count="11" meta:word-count="151" meta:character-count="822"/>
    <meta:user-defined meta:name="Info 1"/>
    <meta:user-defined meta:name="Info 2"/>
    <meta:user-defined meta:name="Info 3"/>
    <meta:user-defined meta:name="Info 4"/>
  </office:meta>
</office:document-meta>
</file>